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Project Name:</text:span><text:tab/><text:tab/>Chess Engine</text:p>
      <text:p text:style-name="Standard"/>
      <text:p text:style-name="Standard"><text:span text:style-name="T4">Project Manager:</text:span><text:tab/><text:tab/>Jonathan Stoner</text:p>
      <text:p text:style-name="Standard"/>
      <text:p text:style-name="Standard"><text:span text:style-name="T5">Project Definition:</text:span><text:tab/><text:tab/>Design and code a chess engine and GUI</text:p>
      <text:p text:style-name="Standard"/>
      <text:p text:style-name="Standard"><text:span text:style-name="T6">Project Scope:</text:span><text:tab/><text:tab/>A GUI chess board with game save, load, and<text:s/>stepthough capabilities,<text:s/><text:tab/><text:tab/><text:tab/><text:tab/>as well as the option of having computer player(s) with AI</text:p>
      <text:p text:style-name="Standard"/>
      <text:p text:style-name="Standard"><text:span text:style-name="T7">Project Goal:</text:span><text:span text:style-name="T8"><text:tab/></text:span><text:tab/><text:tab/>That the engine would maintains a rating greater or equal to 1100 as<text:s/><text:tab/><text:tab/><text:tab/><text:tab/>mesured on chess.com</text:p>
      <text:p text:style-name="P9"/>
      <text:p text:style-name="Standard"><text:span text:style-name="T10">Project Dependencies:</text:span><text:span text:style-name="T11"><text:tab/></text:span>Microsoft Windows XP, Java, JVM</text:p>
      <text:p text:style-name="P12"/>
      <text:p text:style-name="Standard"><text:span text:style-name="T13">Project Team:</text:span><text:tab/><text:tab/>TBD</text:p>
      <text:p text:style-name="P14"/>
      <text:p text:style-name="P15">Project Phases:</text:p>
      <text:p text:style-name="Standard"><text:tab/><text:tab/><text:tab/><text:tab/>1.<text:tab/>Interactive chess board</text:p>
      <text:p text:style-name="Standard"><text:tab/><text:tab/><text:tab/><text:tab/>2.<text:tab/>Recognize win conditions (checkmate)</text:p>
      <text:p text:style-name="Standard"><text:tab/><text:tab/><text:tab/><text:tab/>3.<text:tab/>Recognize draw conditions (stalemates)</text:p>
      <text:p text:style-name="Standard"><text:tab/><text:tab/><text:tab/><text:tab/>4.<text:tab/>Enforce leagal moves</text:p>
      <text:p text:style-name="Standard"><text:tab/><text:tab/><text:tab/><text:tab/>5.<text:tab/>Record games using standard chess notation</text:p>
      <text:p text:style-name="Standard"><text:tab/><text:tab/><text:tab/><text:tab/>6.<text:tab/>Ability to step to: first, previous, next or last move</text:p>
      <text:p text:style-name="Standard"><text:tab/><text:tab/><text:tab/><text:tab/>7.<text:tab/>Ability to load games of standard chess notation</text:p>
      <text:p text:style-name="Standard"><text:tab/><text:tab/><text:tab/><text:tab/>8.<text:tab/>Add AI (up through level 4)</text:p>
      <text:p text:style-name="Standard"><text:tab/><text:tab/><text:tab/><text:tab/><text:tab/>8.1.<text:tab/>Add AI lv0 (random leagal moves)</text:p>
      <text:p text:style-name="Standard"><text:tab/><text:tab/><text:tab/><text:tab/><text:tab/>8.2.<text:tab/>Add AI lv1 (attack at every possible opportunity)</text:p>
      <text:p text:style-name="Standard"><text:tab/><text:tab/><text:tab/><text:tab/><text:tab/>8.3.<text:tab/>Add AI lv2<text:s/>(threat awarness)</text:p>
      <text:p text:style-name="Standard"><text:tab/><text:tab/><text:tab/><text:tab/><text:tab/>8.4.<text:tab/>Add AI lv3 (score simple exchanges)</text:p>
      <text:p text:style-name="Standard"><text:tab/><text:tab/><text:tab/><text:tab/><text:tab/>8.5.<text:tab/>Add AI lv4 (look for good moves)</text:p>
      <text:p text:style-name="Standard"/>
      <text:p text:style-name="P16">Project Timeline:</text:p>
      <text:p text:style-name="Standard"><text:tab/><text:tab/><text:tab/><text:tab/>October 12:<text:tab/>Introduce project</text:p>
      <text:p text:style-name="Standard"><text:tab/><text:tab/><text:tab/><text:tab/>October 19:<text:s/><text:tab/>Compile initial team</text:p>
      <text:p text:style-name="Standard"><text:tab/><text:tab/><text:tab/><text:tab/>November 2:<text:s/><text:tab/>Complete step 1</text:p>
      <text:p text:style-name="Standard"><text:tab/><text:tab/><text:tab/><text:tab/>November 9:<text:s/><text:tab/>Complete<text:s/>steps 2-4</text:p>
      <text:p text:style-name="Standard"><text:tab/><text:tab/><text:tab/><text:tab/>November 16: Complete steps 5-7</text:p>
      <text:p text:style-name="Standard"><text:tab/><text:tab/><text:tab/><text:tab/>December 7:<text:s/><text:tab/>Complete step 8</text:p>
      <text:p text:style-name="Standard"/>
      <text:p text:style-name="Standard"><text:span text:style-name="T17">Project Challenges:</text:span><text:tab/><text:tab/>complexity of chess strategy</text:p>
      <text:p text:style-name="Standard"/>
      <text:p text:style-name="Standard"><text:span text:style-name="T18">Project Finances:</text:span><text:tab/><text:tab/>none</text:p>
      <text:p text:style-name="Standard"/>
      <text:p text:style-name="Standard"><text:span text:style-name="T19">Est. Hours Required:</text:span><text:tab/>45- 90 <text:s/>hrs</text:p>
      <text:p text:style-name="Standard"/>
      <text:p text:style-name="Standard"><text:span text:style-name="T20">Est. Completion Time:</text:span><text:s/><text:tab/>End of Fall Semester 2011</text:p>
      <text:p text:style-name="Standard"/>
      <text:p text:style-name="Standard"><text:span text:style-name="T21">Project Status:</text:span><text:s/><text:tab/><text:tab/>Draft</text:p>
      <text:p text:style-name="Standard"/>
      <text:p text:style-name="Standard"><text:span text:style-name="T22">Contact Information:</text:span><text:s/><text:tab/>fall_2001_ce@yahoo.co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Last Edited 10/11/201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Joshua Liong</dc:creator>
    <meta:creation-date>2009-04-16T11:32:00Z</meta:creation-date>
    <dc:date>2011-10-20T19:16:00Z</dc:date>
    <meta:template xlink:href="Normal" xlink:type="simple"/>
    <meta:editing-cycles>34</meta:editing-cycles>
    <meta:editing-duration>PT1080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26" meta:character-count="1516" meta:row-count="10" meta:non-whitespace-character-count="1293"/>
  </office:meta>
</office:document-meta>
</file>